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6000002AD9599582BBB3045FA.png" manifest:media-type="image/png"/>
  <manifest:file-entry manifest:full-path="Pictures/100002010000021100000247B37954F8F01B3B06.png" manifest:media-type="image/png"/>
  <manifest:file-entry manifest:full-path="Pictures/100002010000025C00000239F3153F4337219A9B.png" manifest:media-type="image/png"/>
  <manifest:file-entry manifest:full-path="Pictures/100002010000019700000218DEE304B50C0AF7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4" text:anchor-type="paragraph" svg:x="-1.078cm" svg:y="-1.455cm" svg:width="19.808cm" svg:height="27.028cm" draw:z-index="3"><draw:image xlink:href="Pictures/10000201000001F6000002AD9599582BBB3045FA.png" xlink:type="simple" xlink:show="embed" xlink:actuate="onLoad" loext:mime-type="image/png"/></draw:frame></text:p>
      <text:p text:style-name="P1"><draw:frame draw:style-name="fr1" draw:name="Bild3" text:anchor-type="paragraph" svg:x="-1.871cm" svg:y="-1.335cm" svg:width="20.872cm" svg:height="19.662cm" draw:z-index="2"><draw:image xlink:href="Pictures/100002010000025C00000239F3153F4337219A9B.png" xlink:type="simple" xlink:show="embed" xlink:actuate="onLoad" loext:mime-type="image/png"/></draw:frame></text:p>
      <text:p text:style-name="P1"><draw:frame draw:style-name="fr1" draw:name="Bild1" text:anchor-type="paragraph" svg:x="-1.489cm" svg:y="5.715cm" svg:width="15.48cm" svg:height="20.385cm" draw:z-index="0"><draw:image xlink:href="Pictures/100002010000019700000218DEE304B50C0AF782.png" xlink:type="simple" xlink:show="embed" xlink:actuate="onLoad" loext:mime-type="image/png"/></draw:frame></text:p>
      <text:p text:style-name="P1"><draw:frame draw:style-name="fr1" draw:name="Bild2" text:anchor-type="paragraph" svg:x="-1.993cm" svg:y="3.106cm" svg:width="20.992cm" svg:height="23.135cm" draw:z-index="1"><draw:image xlink:href="Pictures/100002010000021100000247B37954F8F01B3B0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8:30:37.190000000</meta:creation-date>
    <dc:date>2021-01-11T18:33:01.961000000</dc:date>
    <meta:editing-duration>PT2M24S</meta:editing-duration>
    <meta:editing-cycles>1</meta:editing-cycles>
    <meta:document-statistic meta:table-count="0" meta:image-count="4" meta:object-count="0" meta:page-count="5" meta:paragraph-count="0" meta:word-count="0" meta:character-count="0" meta:non-whitespace-character-count="0"/>
    <meta:generator>Neat_Office/6.2.8.2$Windows_x86 LibreOffice_project/</meta:generator>
  </office:meta>
</office:document-meta>
</file>